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10" table:default-cell-style-name="Default"/>
        <table:table-column table:style-name="co18" table:default-cell-style-name="Default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 table:number-columns-repeated="5"/>
          <table:table-cell table:style-name="ce30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19"/>
        </table:table-row>
        <table:table-row table:style-name="ro2">
          <table:table-cell table:number-columns-repeated="12"/>
          <table:table-cell office:value-type="string" calcext:value-type="string">
            <text:p>payments, reimbursemen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11"/>
          <table:table-cell office:value-type="string" calcext:value-type="string">
            <text:p>service provide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9"/>
          <table:table-cell office:value-type="string" calcext:value-type="string">
            <text:p>digitalocean</text:p>
          </table:table-cell>
          <table:table-cell table:style-name="ce30"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digitalocean</text:p>
          </table:table-cell>
          <table:table-cell table:style-name="ce30"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9"/>
          <table:table-cell office:value-type="string" calcext:value-type="string">
            <text:p>aws</text:p>
          </table:table-cell>
          <table:table-cell table:style-name="ce30"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aws</text:p>
          </table:table-cell>
          <table:table-cell table:style-name="ce30"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voip.ms</text:p>
          </table:table-cell>
          <table:table-cell table:style-name="ce30"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5">
          <table:table-cell table:number-columns-repeated="20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9"/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9"/>
          <table:table-cell office:value-type="string" calcext:value-type="string">
            <text:p>inc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spreadshirt</text:p>
          </table:table-cell>
          <table:table-cell table:style-name="ce30"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84])" office:value-type="float" office:value="4029.71" calcext:value-type="float">
            <text:p>4029.71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9:.C93])" office:value-type="float" office:value="-485.28" calcext:value-type="float">
            <text:p>-485.28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85];[.C94])" office:value-type="float" office:value="3544.43" calcext:value-type="float">
            <text:p>3544.43</text:p>
          </table:table-cell>
          <table:table-cell table:number-columns-repeated="17"/>
        </table:table-row>
        <table:table-row table:style-name="ro2" table:number-rows-repeated="104847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3:28:09.689956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3:28:39.185117015</dc:date>
    <meta:editing-duration>P6DT12H4M12S</meta:editing-duration>
    <meta:editing-cycles>639</meta:editing-cycles>
    <meta:generator>LibreOffice/24.8.4.2$Linux_X86_64 LibreOffice_project/480$Build-2</meta:generator>
    <meta:document-statistic meta:table-count="11" meta:cell-count="2630" meta:object-count="0"/>
  </office:meta>
</office:document-meta>
</file>